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3e0ab" officeooo:paragraph-rsid="0003e0ab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56b73" officeooo:paragraph-rsid="00056b7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3e0ab" officeooo:paragraph-rsid="0003e0ab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56b73" officeooo:paragraph-rsid="00056b7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734c9" officeooo:paragraph-rsid="000734c9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paragraph-rsid="000734c9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917f4" officeooo:paragraph-rsid="000917f4"/>
    </style:style>
    <style:style style:name="P8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3e0ab" officeooo:paragraph-rsid="0003e0ab" style:font-size-asian="20pt" style:font-weight-asian="bold" style:font-size-complex="20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3e0ab" officeooo:paragraph-rsid="0003e0ab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style:text-underline-style="none" fo:font-weight="normal" officeooo:rsid="000734c9" officeooo:paragraph-rsid="000734c9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734c9" officeooo:paragraph-rsid="000734c9" style:font-size-asian="10.5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0734c9" officeooo:paragraph-rsid="000734c9" style:font-size-asian="10.5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08ccbf" officeooo:paragraph-rsid="000734c9" style:font-size-asian="10.5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08ccbf" officeooo:paragraph-rsid="0008ccbf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8ccbf" officeooo:paragraph-rsid="0008ccbf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8ccbf" officeooo:paragraph-rsid="000734c9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aca43" officeooo:paragraph-rsid="000917f4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aca43" officeooo:paragraph-rsid="000aca43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e6920" officeooo:paragraph-rsid="000e6920" style:font-size-asian="10.5pt" style:font-weight-asian="normal" style:font-size-complex="12pt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fo:font-size="12pt" style:text-underline-style="none" fo:font-weight="normal" officeooo:rsid="000e6920" officeooo:paragraph-rsid="000e6920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56b73" officeooo:paragraph-rsid="00056b7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56b73" officeooo:paragraph-rsid="000e6920" style:font-size-asian="10.5pt" style:font-weight-asian="normal" style:font-size-complex="12pt" style:font-weight-complex="normal"/>
    </style:style>
    <style:style style:name="P23" style:family="paragraph" style:parent-style-name="Standard" style:list-style-name="L3">
      <style:paragraph-properties fo:text-align="start" style:justify-single-word="false"/>
      <style:text-properties officeooo:paragraph-rsid="000917f4"/>
    </style:style>
    <style:style style:name="P24" style:family="paragraph" style:parent-style-name="Standard">
      <style:paragraph-properties fo:text-align="start" style:justify-single-word="false"/>
      <style:text-properties officeooo:paragraph-rsid="00056b73"/>
    </style:style>
    <style:style style:name="P25" style:family="paragraph" style:parent-style-name="Standard">
      <style:paragraph-properties fo:text-align="start" style:justify-single-word="false"/>
      <style:text-properties fo:color="#800080" loext:opacity="100%" fo:font-size="13pt" style:text-underline-style="solid" style:text-underline-width="auto" style:text-underline-color="font-color" fo:font-weight="bold" officeooo:rsid="00056b73" officeooo:paragraph-rsid="00056b73" style:font-size-asian="13pt" style:font-weight-asian="bold" style:font-size-complex="13pt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800080" loext:opacity="100%" fo:font-size="13pt" style:text-underline-style="solid" style:text-underline-width="auto" style:text-underline-color="font-color" fo:font-weight="bold" officeooo:rsid="0003e0ab" officeooo:paragraph-rsid="0003e0ab" style:font-size-asian="13pt" style:font-weight-asian="bold" style:font-size-complex="13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3pt" style:text-underline-style="solid" style:text-underline-width="auto" style:text-underline-color="font-color" fo:font-weight="bold" officeooo:rsid="0008ccbf" officeooo:paragraph-rsid="0008ccbf" style:font-size-asian="13pt" style:font-weight-asian="bold" style:font-size-complex="13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weight="bold" officeooo:paragraph-rsid="000734c9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style:text-underline-style="none" fo:font-weight="normal" officeooo:rsid="000734c9" style:font-size-asian="10.5pt" style:font-weight-asian="normal" style:font-size-complex="12pt" style:font-weight-complex="normal"/>
    </style:style>
    <style:style style:name="T4" style:family="text">
      <style:text-properties fo:font-size="12pt" style:text-underline-style="none" fo:font-weight="normal" officeooo:rsid="000aca43" style:font-size-asian="10.5pt" style:font-weight-asian="normal" style:font-size-complex="12pt" style:font-weight-complex="normal"/>
    </style:style>
    <style:style style:name="T5" style:family="text">
      <style:text-properties fo:font-size="12pt" style:text-underline-style="none" fo:font-weight="normal" officeooo:rsid="000917f4" style:font-size-asian="10.5pt" style:font-weight-asian="normal" style:font-size-complex="12pt" style:font-weight-complex="normal"/>
    </style:style>
    <style:style style:name="T6" style:family="text">
      <style:text-properties fo:font-size="12pt" style:text-underline-style="none" fo:font-weight="normal" officeooo:rsid="000e6920" style:font-size-asian="10.5pt" style:font-weight-asian="normal" style:font-size-complex="12pt" style:font-weight-complex="normal"/>
    </style:style>
    <style:style style:name="T7" style:family="text">
      <style:text-properties fo:font-size="12pt" style:text-underline-style="none" fo:font-weight="normal" officeooo:rsid="00056b73" style:font-size-asian="10.5pt" style:font-weight-asian="normal" style:font-size-complex="12pt" style:font-weight-complex="normal"/>
    </style:style>
    <style:style style:name="T8" style:family="text">
      <style:text-properties fo:color="#800080" loext:opacity="100%"/>
    </style:style>
    <style:style style:name="T9" style:family="text">
      <style:text-properties fo:color="#800080" loext:opacity="100%" fo:font-size="13pt" style:text-underline-style="solid" style:text-underline-width="auto" style:text-underline-color="font-color" officeooo:rsid="000dc930" style:font-size-asian="13pt" style:font-size-complex="13pt"/>
    </style:style>
    <style:style style:name="T10" style:family="text">
      <style:text-properties fo:color="#800080" loext:opacity="100%" fo:font-size="13pt" style:text-underline-style="solid" style:text-underline-width="auto" style:text-underline-color="font-color" officeooo:rsid="000734c9" style:font-size-asian="13pt" style:font-size-complex="13pt"/>
    </style:style>
    <style:style style:name="T11" style:family="text">
      <style:text-properties officeooo:rsid="000e6920"/>
    </style:style>
    <style:style style:name="T12" style:family="text">
      <style:text-properties officeooo:rsid="00100277"/>
    </style:style>
    <style:style style:name="T13" style:family="text">
      <style:text-properties officeooo:rsid="001013f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Projet 5<text:span text:style-name="T1">: Utilisez les données publiques de l’OpenFoodFacts</text:span></text:p>
      <text:p text:style-name="P3"/>
      <text:p text:style-name="P3"/>
      <text:p text:style-name="P3"/>
      <text:p text:style-name="P26">But du projet</text:p>
      <text:p text:style-name="P1"/>
      <text:p text:style-name="P3">Je dois créer une base de données en utilisant le<text:span text:style-name="T11">s données du </text:span>site OpenFoodFacts.</text:p>
      <text:p text:style-name="P24"><text:span text:style-name="T7">C’est avec l’API du site que je remplis cette base en utilisant le format </text:span><text:span text:style-name="T6">JSON</text:span><text:span text:style-name="T7">. </text:span></text:p>
      <text:p text:style-name="P24"><text:span text:style-name="T7"/></text:p>
      <text:p text:style-name="P4">Elle sera utilisée grâce à la création d’un programme en mode Terminal et un autre en mode Graphique.</text:p>
      <text:p text:style-name="P4"/>
      <text:p text:style-name="P4">Les deux programmes ont les mêmes fonctionnalités.</text:p>
      <text:p text:style-name="P4">Ils permettent :</text:p>
      <text:p text:style-name="P4"><text:tab/><text:tab/>- <text:span text:style-name="T11">D</text:span>’ajouter des produits dans la base de données</text:p>
      <text:p text:style-name="P4"><text:tab/><text:tab/>- <text:span text:style-name="T11">D</text:span>’afficher les catégories et les produits</text:p>
      <text:p text:style-name="P4"><text:tab/><text:tab/>- <text:span text:style-name="T11">D</text:span>’afficher les produits par catégorie</text:p>
      <text:p text:style-name="P4"><text:tab/><text:tab/>- <text:span text:style-name="T11">D</text:span>’ajouter des produits en favori</text:p>
      <text:p text:style-name="P4"><text:tab/><text:tab/>- <text:span text:style-name="T11">D</text:span>’afficher tous les favoris.</text:p>
      <text:p text:style-name="P4"/>
      <text:p text:style-name="P22"/>
      <text:p text:style-name="P25">Outils utilisés</text:p>
      <text:p text:style-name="P2"/>
      <text:p text:style-name="P4">Pour créer la base de données, <text:s/><text:span text:style-name="T12">j’ai un fichier ‘db_structure.sql’ dans lequel </text:span>j’<text:span text:style-name="T12">ai utilisé le langage</text:span> ‘MySQL’.</text:p>
      <text:p text:style-name="P5"/>
      <text:p text:style-name="P5">Pour l’interface graphique, j’<text:span text:style-name="T12">ai choisis ‘</text:span>Pyqt5’. <text:span text:style-name="T12">Un fichier est généré automatiquement à la création du projet. J’ai ensuite créé un fichier Python séparé pour les fonctions associées. Cela permet de ne pas toucher à l’intégrité du fichier de structure graphique et de n’avoir que les fonctions à modifier si besoin et non, tout le fichier ‘UI’ (contrainte que j’ai rencontré au début du module car je ne connaissais pas du tout PyQT5).</text:span></text:p>
      <text:p text:style-name="P5"/>
      <text:p text:style-name="P5"/>
      <text:p text:style-name="P28"><text:span text:style-name="T9">Gestion</text:span><text:span text:style-name="T10"> de la base de données</text:span></text:p>
      <text:p text:style-name="P5"/>
      <text:p text:style-name="P5">J’ai commencé par développer le mode Terminal.</text:p>
      <text:p text:style-name="P6"><text:span text:style-name="T3">J’ai </text:span><text:span text:style-name="T4">ensuite </text:span><text:span text:style-name="T3">créé :</text:span></text:p>
      <text:list xml:id="list3330820878" text:style-name="L1">
        <text:list-item>
          <text:p text:style-name="P10"><text:span text:style-name="T13">U</text:span>n fichier par classe, <text:s/>chaque classe correspondant à une table de la base de données. Chaque classe a été nommée : Category</text:p>
        </text:list-item>
      </text:list>
      <text:p text:style-name="P5"><text:tab/><text:tab/><text:tab/> <text:s text:c="25"/>Product</text:p>
      <text:p text:style-name="P5"><text:tab/><text:tab/><text:tab/> <text:s text:c="25"/>Favorite.</text:p>
      <text:list xml:id="list654842466" text:style-name="L2">
        <text:list-item>
          <text:p text:style-name="P12">un fichier ‘Controller’ qui permet de faire le lien entre la base de données et les programmes </text:p>
        </text:list-item>
        <text:list-item>
          <text:p text:style-name="P13">un Package nommé API qui regroupe toutes les requêtes faites sur le site</text:p>
        </text:list-item>
        <text:list-item>
          <text:p text:style-name="P13">un fichier ‘Connection’ spécifique à la connexion à la base de données</text:p>
        </text:list-item>
        <text:list-item>
          <text:p text:style-name="P13">un fichier ‘DB_Provider’ qui sert à vérifier si on est bien connecté à la base de données</text:p>
        </text:list-item>
        <text:list-item>
          <text:p text:style-name="P14">un fichier pour le mode Terminal, un pour le mode graphique et un fichier principal qui liste les deux modes et qui permet à l’utilisateur de choisir entre les deux.</text:p>
        </text:list-item>
      </text:list>
      <text:p text:style-name="P27"><text:span text:style-name="T8"/></text:p>
      <text:p text:style-name="P27"><text:span text:style-name="T8"/></text:p>
      <text:p text:style-name="P27"><text:soft-page-break/><text:span text:style-name="T8">Difficultés rencontrées</text:span></text:p>
      <text:p text:style-name="P15"/>
      <text:p text:style-name="P7"><text:span text:style-name="T2">La première </text:span><text:span text:style-name="T4">vraie </text:span><text:span text:style-name="T2">difficulté à laquelle j’ai dû faire face a été d’associer les produits aux catégories. La question a été « comment associer des produits pour une catégorie, comment les isoler par catégorie ? »</text:span></text:p>
      <text:list xml:id="list1640384879" text:style-name="L3">
        <text:list-item>
          <text:p text:style-name="P23"><text:span text:style-name="T6">P</text:span><text:span text:style-name="T5">our afficher les produits d’une </text:span><text:span text:style-name="T4">catégorie, j’ai créé une liste des catégories. À partir de chaque ligne de cette liste, on récupère le nom, l’index et l’URL de chaque catégorie.</text:span></text:p>
        </text:list-item>
      </text:list>
      <text:p text:style-name="P17"/>
      <text:p text:style-name="P18">La seconde grosse difficulté a été de mettre les produits dans Favorite.</text:p>
      <text:list xml:id="list3267420873" text:style-name="L4">
        <text:list-item>
          <text:p text:style-name="P20">Je n’arrivais pas à isoler les produits pour n’en mettre qu’un seul dans les favoris. Ici encore, une boucle a été nécessaire pour isoler chaque produit par leur ID</text:p>
        </text:list-item>
      </text:list>
      <text:p text:style-name="P19"/>
      <text:p text:style-name="P19">Afin d’éviter les doublons dans la base de données, j’ai ajouté une contrainte de clé unique sur les Product_ID de la table Favorite. </text:p>
      <text:p text:style-name="P16"/>
      <text:p text:style-name="P19">En résumé, je n’ai globalement pas eu de problèmes majeurs dans ce module. L’essentiel de mes difficultés résidait dans les syntaxes qui se réglaient au fur et à mesure des sessions vidéos avec mon mento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2T14:40:31.852756942</meta:creation-date>
    <dc:date>2020-10-13T10:14:00.468000000</dc:date>
    <meta:editing-duration>PT18M29S</meta:editing-duration>
    <meta:editing-cycles>3</meta:editing-cycles>
    <meta:generator>LibreOffice/7.0.0.3$Windows_X86_64 LibreOffice_project/8061b3e9204bef6b321a21033174034a5e2ea88e</meta:generator>
    <meta:document-statistic meta:table-count="0" meta:image-count="0" meta:object-count="0" meta:page-count="2" meta:paragraph-count="33" meta:word-count="497" meta:character-count="2945" meta:non-whitespace-character-count="2416"/>
  </office:meta>
</office:document-meta>
</file>